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9200" officeooo:paragraph-rsid="00069200"/>
    </style:style>
    <style:style style:name="P2" style:family="paragraph" style:parent-style-name="Standard" style:list-style-name="L1">
      <style:text-properties officeooo:rsid="00069200" officeooo:paragraph-rsid="0006920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</text:p>
      <text:p text:style-name="P1">Tenemos un código que parece tener ciertos problemas de calidad. </text:p>
      <text:p text:style-name="P1"/>
      <text:list text:style-name="L1">
        <text:list-item>
          <text:p text:style-name="P2">Investiga y haz una lista de buenas prácticas, para ello puedo usar el libro Clean Code. Entregarás un manual con la lista de malas prácticas junto con la solución. (Ejemplos).</text:p>
          <text:p text:style-name="P2"/>
        </text:list-item>
        <text:list-item>
          <text:p text:style-name="P2">Dado el siguiente código deberás de hacer test unitarios para que cuando se refactorice tengamos la seguridad de que no hemos roto nada:</text:p>
        </text:list-item>
        <text:list-item>
          <text:p text:style-name="P2">Posteriormente al test, deberás de refactorizar en base a 1, y comprobar que no se ha roto en base a 2:</text:p>
        </text:list-item>
      </text:list>
      <text:p text:style-name="P1">using System;</text:p>
      <text:p text:style-name="P1"/>
      <text:p text:style-name="P1">namespace RefactoringExercise</text:p>
      <text:p text:style-name="P1">{</text:p>
      <text:p text:style-name="P1"><text:s text:c="4"/>class Program</text:p>
      <text:p text:style-name="P1"><text:s text:c="4"/>{</text:p>
      <text:p text:style-name="P1"><text:s text:c="8"/>static void Main(string[] args)</text:p>
      <text:p text:style-name="P1"><text:s text:c="8"/>{</text:p>
      <text:p text:style-name="P1"><text:s text:c="12"/>Console.WriteLine("Bienvenido a la pizzería");</text:p>
      <text:p text:style-name="P1"><text:s text:c="12"/>Console.WriteLine("¿Qué ingredientes quieres en tu pizza?");</text:p>
      <text:p text:style-name="P1"><text:s text:c="12"/>Console.WriteLine("1. Queso");</text:p>
      <text:p text:style-name="P1"><text:s text:c="12"/>Console.WriteLine("2. Jamón");</text:p>
      <text:p text:style-name="P1"><text:s text:c="12"/>Console.WriteLine("3. Champiñones");</text:p>
      <text:p text:style-name="P1"><text:s text:c="12"/>Console.WriteLine("4. Salami");</text:p>
      <text:p text:style-name="P1"><text:s text:c="12"/>Console.WriteLine("5. Piña");</text:p>
      <text:p text:style-name="P1"><text:s text:c="12"/>Console.WriteLine("6. Aceitunas");</text:p>
      <text:p text:style-name="P1"><text:s text:c="12"/>Console.WriteLine("7. Todos");</text:p>
      <text:p text:style-name="P1"/>
      <text:p text:style-name="P1"><text:s text:c="12"/>int opcion = int.Parse(Console.ReadLine());</text:p>
      <text:p text:style-name="P1"/>
      <text:p text:style-name="P1"><text:s text:c="12"/>double precio = 0;</text:p>
      <text:p text:style-name="P1"/>
      <text:p text:style-name="P1"><text:s text:c="12"/>switch (opcion)</text:p>
      <text:p text:style-name="P1"><text:s text:c="12"/>{</text:p>
      <text:p text:style-name="P1"><text:s text:c="16"/>case 1:</text:p>
      <text:p text:style-name="P1"><text:s text:c="20"/>precio = 5;</text:p>
      <text:p text:style-name="P1"><text:s text:c="20"/>break;</text:p>
      <text:p text:style-name="P1"><text:s text:c="16"/>case 2:</text:p>
      <text:p text:style-name="P1"><text:s text:c="20"/>precio = 6;</text:p>
      <text:p text:style-name="P1"><text:s text:c="20"/>break;</text:p>
      <text:p text:style-name="P1"><text:s text:c="16"/>case 3:</text:p>
      <text:p text:style-name="P1"><text:s text:c="20"/>precio = 6;</text:p>
      <text:p text:style-name="P1"><text:s text:c="20"/>break;</text:p>
      <text:p text:style-name="P1"><text:s text:c="16"/>case 4:</text:p>
      <text:p text:style-name="P1"><text:s text:c="20"/>precio = 7;</text:p>
      <text:p text:style-name="P1"><text:s text:c="20"/>break;</text:p>
      <text:p text:style-name="P1"><text:s text:c="16"/>case 5:</text:p>
      <text:p text:style-name="P1"><text:s text:c="20"/>precio = 7;</text:p>
      <text:p text:style-name="P1"><text:s text:c="20"/>break;</text:p>
      <text:p text:style-name="P1"><text:s text:c="16"/>case 6:</text:p>
      <text:p text:style-name="P1"><text:s text:c="20"/>precio = 7;</text:p>
      <text:p text:style-name="P1"><text:s text:c="20"/>break;</text:p>
      <text:p text:style-name="P1"><text:soft-page-break/><text:s text:c="16"/>case 7:</text:p>
      <text:p text:style-name="P1"><text:s text:c="20"/>precio = 10;</text:p>
      <text:p text:style-name="P1"><text:s text:c="20"/>break;</text:p>
      <text:p text:style-name="P1"><text:s text:c="16"/>default:</text:p>
      <text:p text:style-name="P1"><text:s text:c="20"/>Console.WriteLine("Opción inválida");</text:p>
      <text:p text:style-name="P1"><text:s text:c="20"/>return;</text:p>
      <text:p text:style-name="P1"><text:s text:c="12"/>}</text:p>
      <text:p text:style-name="P1"/>
      <text:p text:style-name="P1"><text:s text:c="12"/>Console.WriteLine("¿Qué tamaño quieres?");</text:p>
      <text:p text:style-name="P1"><text:s text:c="12"/>Console.WriteLine("1. Pequeña");</text:p>
      <text:p text:style-name="P1"><text:s text:c="12"/>Console.WriteLine("2. Mediana");</text:p>
      <text:p text:style-name="P1"><text:s text:c="12"/>Console.WriteLine("3. Grande");</text:p>
      <text:p text:style-name="P1"/>
      <text:p text:style-name="P1"><text:s text:c="12"/>opcion = int.Parse(Console.ReadLine());</text:p>
      <text:p text:style-name="P1"/>
      <text:p text:style-name="P1"><text:s text:c="12"/>switch (opcion)</text:p>
      <text:p text:style-name="P1"><text:s text:c="12"/>{</text:p>
      <text:p text:style-name="P1"><text:s text:c="16"/>case 1:</text:p>
      <text:p text:style-name="P1"><text:s text:c="20"/>precio *= 0.8;</text:p>
      <text:p text:style-name="P1"><text:s text:c="20"/>break;</text:p>
      <text:p text:style-name="P1"><text:s text:c="16"/>case 2:</text:p>
      <text:p text:style-name="P1"><text:s text:c="20"/>precio *= 1;</text:p>
      <text:p text:style-name="P1"><text:s text:c="20"/>break;</text:p>
      <text:p text:style-name="P1"><text:s text:c="16"/>case 3:</text:p>
      <text:p text:style-name="P1"><text:s text:c="20"/>precio *= 1.2;</text:p>
      <text:p text:style-name="P1"><text:s text:c="20"/>break;</text:p>
      <text:p text:style-name="P1"><text:s text:c="16"/>default:</text:p>
      <text:p text:style-name="P1"><text:s text:c="20"/>Console.WriteLine("Opción inválida");</text:p>
      <text:p text:style-name="P1"><text:s text:c="20"/>return;</text:p>
      <text:p text:style-name="P1"><text:s text:c="12"/>}</text:p>
      <text:p text:style-name="P1"/>
      <text:p text:style-name="P1"><text:s text:c="12"/>Console.WriteLine("¿Quieres que te la entreguen a domicilio?");</text:p>
      <text:p text:style-name="P1"><text:s text:c="12"/>Console.WriteLine("1. Sí");</text:p>
      <text:p text:style-name="P1"><text:s text:c="12"/>Console.WriteLine("2. No");</text:p>
      <text:p text:style-name="P1"/>
      <text:p text:style-name="P1"><text:s text:c="12"/>opcion = int.Parse(Console.ReadLine());</text:p>
      <text:p text:style-name="P1"/>
      <text:p text:style-name="P1"><text:s text:c="12"/>switch (opcion)</text:p>
      <text:p text:style-name="P1"><text:s text:c="12"/>{</text:p>
      <text:p text:style-name="P1"><text:s text:c="16"/>case 1:</text:p>
      <text:p text:style-name="P1"><text:s text:c="20"/>precio += 2;</text:p>
      <text:p text:style-name="P1"><text:s text:c="20"/>break;</text:p>
      <text:p text:style-name="P1"><text:s text:c="16"/>case 2:</text:p>
      <text:p text:style-name="P1"><text:s text:c="20"/>precio += 0;</text:p>
      <text:p text:style-name="P1"><text:s text:c="20"/>break;</text:p>
      <text:p text:style-name="P1"><text:s text:c="16"/>default:</text:p>
      <text:p text:style-name="P1"><text:s text:c="20"/>Console.WriteLine("Opción inválida");</text:p>
      <text:p text:style-name="P1"><text:s text:c="20"/>return;</text:p>
      <text:p text:style-name="P1"><text:s text:c="12"/>}</text:p>
      <text:p text:style-name="P1"/>
      <text:p text:style-name="P1"><text:s text:c="12"/>Console.WriteLine($"El precio de tu pizza es {precio} euros");</text:p>
      <text:p text:style-name="P1"/>
      <text:p text:style-name="P1"><text:soft-page-break/><text:s text:c="8"/>}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0T14:07:38.464000000</meta:creation-date>
    <dc:date>2023-10-30T14:11:50.535000000</dc:date>
    <meta:editing-duration>PT4M12S</meta:editing-duration>
    <meta:editing-cycles>1</meta:editing-cycles>
    <meta:generator>LibreOffice/7.6.2.1$Windows_X86_64 LibreOffice_project/56f7684011345957bbf33a7ee678afaf4d2ba333</meta:generator>
    <meta:print-date>2023-10-30T14:11:57.010000000</meta:print-date>
    <meta:printed-by>Archivos PDF</meta:printed-by>
    <meta:document-statistic meta:table-count="0" meta:image-count="0" meta:object-count="0" meta:page-count="3" meta:paragraph-count="90" meta:word-count="266" meta:character-count="3109" meta:non-whitespace-character-count="1699"/>
  </office:meta>
</office:document-meta>
</file>